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04c" officeooo:paragraph-rsid="0016204c"/>
    </style:style>
    <style:style style:name="P2" style:family="paragraph" style:parent-style-name="Standard">
      <style:text-properties officeooo:rsid="0016204c" officeooo:paragraph-rsid="00186867"/>
    </style:style>
    <style:style style:name="P3" style:family="paragraph" style:parent-style-name="Standard">
      <style:text-properties officeooo:paragraph-rsid="00186867"/>
    </style:style>
    <style:style style:name="P4" style:family="paragraph" style:parent-style-name="Standard" style:list-style-name="L2">
      <style:text-properties officeooo:paragraph-rsid="00186867"/>
    </style:style>
    <style:style style:name="P5" style:family="paragraph" style:parent-style-name="Standard">
      <style:text-properties officeooo:rsid="00186867" officeooo:paragraph-rsid="00186867"/>
    </style:style>
    <style:style style:name="P6" style:family="paragraph" style:parent-style-name="Standard" style:list-style-name="L2">
      <style:text-properties officeooo:rsid="00186867" officeooo:paragraph-rsid="00186867"/>
    </style:style>
    <style:style style:name="P7" style:family="paragraph" style:parent-style-name="Standard" style:list-style-name="L3">
      <style:text-properties officeooo:rsid="00186867" officeooo:paragraph-rsid="00186867"/>
    </style:style>
    <style:style style:name="P8" style:family="paragraph" style:parent-style-name="Standard" style:list-style-name="L3">
      <style:text-properties officeooo:rsid="00186867" officeooo:paragraph-rsid="0019f326"/>
    </style:style>
    <style:style style:name="P9" style:family="paragraph" style:parent-style-name="Standard" style:list-style-name="L3">
      <style:text-properties officeooo:rsid="00186867" officeooo:paragraph-rsid="001a20e3"/>
    </style:style>
    <style:style style:name="P10" style:family="paragraph" style:parent-style-name="Standard" style:list-style-name="L3">
      <style:text-properties officeooo:rsid="00186867" officeooo:paragraph-rsid="001b9176"/>
    </style:style>
    <style:style style:name="P11" style:family="paragraph" style:parent-style-name="Standard">
      <style:text-properties officeooo:rsid="00186867" officeooo:paragraph-rsid="001a20e3"/>
    </style:style>
    <style:style style:name="P12" style:family="paragraph" style:parent-style-name="Standard" style:list-style-name="L4">
      <style:text-properties officeooo:rsid="00186867" officeooo:paragraph-rsid="001e2450"/>
    </style:style>
    <style:style style:name="P13" style:family="paragraph" style:parent-style-name="Standard" style:list-style-name="L5">
      <style:text-properties officeooo:rsid="00186867" officeooo:paragraph-rsid="001ef305"/>
    </style:style>
    <style:style style:name="P14" style:family="paragraph" style:parent-style-name="Standard" style:list-style-name="L3">
      <style:text-properties officeooo:rsid="001a20e3" officeooo:paragraph-rsid="001a20e3"/>
    </style:style>
    <style:style style:name="P15" style:family="paragraph" style:parent-style-name="Standard" style:list-style-name="L3">
      <style:text-properties officeooo:rsid="001a20e3" officeooo:paragraph-rsid="001b9176"/>
    </style:style>
    <style:style style:name="P16" style:family="paragraph" style:parent-style-name="Standard" style:list-style-name="L3">
      <style:text-properties officeooo:rsid="001a20e3" officeooo:paragraph-rsid="001e2450"/>
    </style:style>
    <style:style style:name="P17" style:family="paragraph" style:parent-style-name="Standard" style:list-style-name="L2">
      <style:text-properties officeooo:rsid="001a20e3" officeooo:paragraph-rsid="001a20e3"/>
    </style:style>
    <style:style style:name="P18" style:family="paragraph" style:parent-style-name="Standard" style:list-style-name="L4">
      <style:text-properties officeooo:rsid="001a20e3" officeooo:paragraph-rsid="001e2450"/>
    </style:style>
    <style:style style:name="P19" style:family="paragraph" style:parent-style-name="Standard">
      <style:text-properties officeooo:rsid="001a20e3" officeooo:paragraph-rsid="001e2450"/>
    </style:style>
    <style:style style:name="P20" style:family="paragraph" style:parent-style-name="Standard" style:list-style-name="L5">
      <style:text-properties officeooo:rsid="001a20e3" officeooo:paragraph-rsid="001ef305"/>
    </style:style>
    <style:style style:name="P21" style:family="paragraph" style:parent-style-name="Standard">
      <style:text-properties officeooo:paragraph-rsid="001a20e3"/>
    </style:style>
    <style:style style:name="P22" style:family="paragraph" style:parent-style-name="Standard" style:list-style-name="L3">
      <style:text-properties officeooo:rsid="001b9176" officeooo:paragraph-rsid="001b9176"/>
    </style:style>
    <style:style style:name="P23" style:family="paragraph" style:parent-style-name="Standard" style:list-style-name="L3">
      <style:text-properties officeooo:rsid="001cd191" officeooo:paragraph-rsid="001cd191"/>
    </style:style>
    <style:style style:name="P24" style:family="paragraph" style:parent-style-name="Standard">
      <style:text-properties officeooo:rsid="001e2450" officeooo:paragraph-rsid="001e2450"/>
    </style:style>
    <style:style style:name="P25" style:family="paragraph" style:parent-style-name="Standard" style:list-style-name="L4">
      <style:text-properties officeooo:rsid="001e2450" officeooo:paragraph-rsid="001e2450"/>
    </style:style>
    <style:style style:name="P26" style:family="paragraph" style:parent-style-name="Standard">
      <style:text-properties officeooo:rsid="001ef305" officeooo:paragraph-rsid="001ef305"/>
    </style:style>
    <style:style style:name="P27" style:family="paragraph" style:parent-style-name="Standard" style:list-style-name="L5">
      <style:text-properties officeooo:rsid="001ef305" officeooo:paragraph-rsid="001ef305"/>
    </style:style>
    <style:style style:name="P28" style:family="paragraph" style:parent-style-name="Standard" style:list-style-name="L5">
      <style:text-properties officeooo:rsid="001f284f" officeooo:paragraph-rsid="001f284f"/>
    </style:style>
    <style:style style:name="T1" style:family="text">
      <style:text-properties officeooo:rsid="0016204c"/>
    </style:style>
    <style:style style:name="T2" style:family="text">
      <style:text-properties officeooo:rsid="00186867"/>
    </style:style>
    <style:style style:name="T3" style:family="text">
      <style:text-properties officeooo:rsid="001a20e3"/>
    </style:style>
    <style:style style:name="T4" style:family="text">
      <style:text-properties officeooo:rsid="001b9176"/>
    </style:style>
    <style:style style:name="T5" style:family="text">
      <style:text-properties officeooo:rsid="001cd191"/>
    </style:style>
    <style:style style:name="T6" style:family="text">
      <style:text-properties officeooo:rsid="001e2450"/>
    </style:style>
    <style:style style:name="T7" style:family="text">
      <style:text-properties officeooo:rsid="001ef3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s:</text:p>
      <text:p text:style-name="P2">asset:</text:p>
      <text:list xml:id="list6134678679913760160" text:style-name="L2">
        <text:list-item>
          <text:p text:style-name="P4"><text:span text:style-name="T2">Primary key:</text:span></text:p>
          <text:list>
            <text:list-item>
              <text:p text:style-name="P4"><text:span text:style-name="T1">asset_id</text:span></text:p>
            </text:list-item>
          </text:list>
        </text:list-item>
        <text:list-item>
          <text:p text:style-name="P4"><text:span text:style-name="T2">Foreign keys:</text:span></text:p>
          <text:list>
            <text:list-item>
              <text:p text:style-name="P4"><text:span text:style-name="T1">asset_type_id references asset_type_id from asset_type.</text:span></text:p>
              <text:list>
                <text:list-item>
                  <text:p text:style-name="P4"><text:span text:style-name="T1">Restrict on delete/ update.</text:span></text:p>
                </text:list-item>
              </text:list>
            </text:list-item>
          </text:list>
        </text:list-item>
        <text:list-item>
          <text:p text:style-name="P6">Indexes:</text:p>
          <text:list>
            <text:list-item>
              <text:p text:style-name="P17">primary and foreign only</text:p>
            </text:list-item>
          </text:list>
        </text:list-item>
      </text:list>
      <text:p text:style-name="P3"/>
      <text:p text:style-name="P5">asset_note:</text:p>
      <text:list xml:id="list8194750488571812991" text:style-name="L3">
        <text:list-item>
          <text:p text:style-name="P7">primary key:</text:p>
          <text:list>
            <text:list-item>
              <text:p text:style-name="P7">asset_note_id</text:p>
            </text:list-item>
          </text:list>
        </text:list-item>
        <text:list-item>
          <text:p text:style-name="P7">foreign key:</text:p>
          <text:list>
            <text:list-item>
              <text:p text:style-name="P7">asset_id references asset_id from asset</text:p>
              <text:list>
                <text:list-item>
                  <text:p text:style-name="P8"><text:span text:style-name="T4">Cascade</text:span> on delete/ update.</text:p>
                </text:list-item>
              </text:list>
            </text:list-item>
          </text:list>
        </text:list-item>
        <text:list-item>
          <text:p text:style-name="P7">Indexes:</text:p>
          <text:list>
            <text:list-item>
              <text:p text:style-name="P14">primary and foreign only</text:p>
            </text:list-item>
          </text:list>
        </text:list-item>
      </text:list>
      <text:p text:style-name="P3"/>
      <text:p text:style-name="P5">asset_type:</text:p>
      <text:list xml:id="list113006428109522" text:continue-numbering="true" text:style-name="L3">
        <text:list-item>
          <text:p text:style-name="P7">primary key:</text:p>
          <text:list>
            <text:list-item>
              <text:p text:style-name="P7">asset_type_id</text:p>
            </text:list-item>
          </text:list>
        </text:list-item>
        <text:list-item>
          <text:p text:style-name="P7">foreign key:</text:p>
          <text:list>
            <text:list-item>
              <text:p text:style-name="P7">category_id references category_id from category</text:p>
              <text:list>
                <text:list-item>
                  <text:p text:style-name="P8">Restrict on delete/ update.</text:p>
                </text:list-item>
              </text:list>
            </text:list-item>
          </text:list>
        </text:list-item>
        <text:list-item>
          <text:p text:style-name="P7">Indexes:</text:p>
          <text:list>
            <text:list-item>
              <text:p text:style-name="P14">primary and foreign only</text:p>
            </text:list-item>
          </text:list>
        </text:list-item>
      </text:list>
      <text:p text:style-name="P3"/>
      <text:p text:style-name="P5"><text:span text:style-name="T3">category</text:span>:</text:p>
      <text:list xml:id="list113006749841552" text:continue-numbering="true" text:style-name="L3">
        <text:list-item>
          <text:p text:style-name="P7">primary key:</text:p>
          <text:list>
            <text:list-item>
              <text:p text:style-name="P9">category_id</text:p>
            </text:list-item>
          </text:list>
        </text:list-item>
        <text:list-item>
          <text:p text:style-name="P7">foreign key:</text:p>
          <text:list>
            <text:list-item>
              <text:p text:style-name="P14">none</text:p>
            </text:list-item>
          </text:list>
        </text:list-item>
        <text:list-item>
          <text:p text:style-name="P7">indexes:</text:p>
          <text:list>
            <text:list-item>
              <text:p text:style-name="P14">primary and foreign only</text:p>
            </text:list-item>
          </text:list>
        </text:list-item>
      </text:list>
      <text:p text:style-name="P21"/>
      <text:p text:style-name="P11"><text:span text:style-name="T3">asset_event</text:span>:</text:p>
      <text:list xml:id="list113006580626713" text:continue-numbering="true" text:style-name="L3">
        <text:list-item>
          <text:p text:style-name="P9">primary key:</text:p>
          <text:list>
            <text:list-item>
              <text:p text:style-name="P14">asset_id</text:p>
            </text:list-item>
            <text:list-item>
              <text:p text:style-name="P14">event_id</text:p>
            </text:list-item>
          </text:list>
        </text:list-item>
        <text:list-item>
          <text:p text:style-name="P9">foreign key:</text:p>
          <text:list>
            <text:list-item>
              <text:p text:style-name="P14">asset_id references asset_id from asset</text:p>
              <text:list>
                <text:list-item>
                  <text:p text:style-name="P9">Restrict on delete/ update.</text:p>
                </text:list-item>
              </text:list>
            </text:list-item>
            <text:list-item>
              <text:p text:style-name="P14">event_id references event_id from event</text:p>
              <text:list>
                <text:list-item>
                  <text:p text:style-name="P9">Restrict on delete/ update.</text:p>
                </text:list-item>
              </text:list>
            </text:list-item>
          </text:list>
        </text:list-item>
        <text:list-item>
          <text:p text:style-name="P9">Indexes:</text:p>
          <text:list>
            <text:list-item>
              <text:p text:style-name="P15"><text:soft-page-break/>primary and foreign only</text:p>
            </text:list-item>
          </text:list>
        </text:list-item>
      </text:list>
      <text:p text:style-name="P21"/>
      <text:p text:style-name="P11"><text:span text:style-name="T4">event</text:span>:</text:p>
      <text:list xml:id="list113006053698666" text:continue-numbering="true" text:style-name="L3">
        <text:list-item>
          <text:p text:style-name="P9">primary key:</text:p>
          <text:list>
            <text:list-item>
              <text:p text:style-name="P22">event_id</text:p>
            </text:list-item>
          </text:list>
        </text:list-item>
        <text:list-item>
          <text:p text:style-name="P9">foreign key:</text:p>
          <text:list>
            <text:list-item>
              <text:p text:style-name="P22">user_id references user_id from users</text:p>
              <text:list>
                <text:list-item>
                  <text:p text:style-name="P10">Restrict on delete/ update.</text:p>
                </text:list-item>
              </text:list>
            </text:list-item>
          </text:list>
        </text:list-item>
        <text:list-item>
          <text:p text:style-name="P9">indexes:</text:p>
          <text:list>
            <text:list-item>
              <text:p text:style-name="P15">primary and foreign only</text:p>
            </text:list-item>
          </text:list>
        </text:list-item>
      </text:list>
      <text:p text:style-name="P21"/>
      <text:p text:style-name="P11"><text:span text:style-name="T4">event_note</text:span>:</text:p>
      <text:list xml:id="list113006783632816" text:continue-numbering="true" text:style-name="L3">
        <text:list-item>
          <text:p text:style-name="P9">primary key:</text:p>
          <text:list>
            <text:list-item>
              <text:p text:style-name="P22">event_note_id</text:p>
            </text:list-item>
          </text:list>
        </text:list-item>
        <text:list-item>
          <text:p text:style-name="P9">foreign key:</text:p>
          <text:list>
            <text:list-item>
              <text:p text:style-name="P22">event_id references event_id from event</text:p>
              <text:list>
                <text:list-item>
                  <text:p text:style-name="P10"><text:span text:style-name="T4">Cascade</text:span> on delete/ update.</text:p>
                </text:list-item>
              </text:list>
            </text:list-item>
          </text:list>
        </text:list-item>
        <text:list-item>
          <text:p text:style-name="P9">Indexes:</text:p>
          <text:list>
            <text:list-item>
              <text:p text:style-name="P16">primary and foreign only</text:p>
            </text:list-item>
          </text:list>
        </text:list-item>
      </text:list>
      <text:p text:style-name="P21"/>
      <text:p text:style-name="P11"><text:span text:style-name="T5">users</text:span>:</text:p>
      <text:list xml:id="list113005528205029" text:continue-numbering="true" text:style-name="L3">
        <text:list-item>
          <text:p text:style-name="P9">primary key:</text:p>
          <text:list>
            <text:list-item>
              <text:p text:style-name="P23">user_id</text:p>
            </text:list-item>
          </text:list>
        </text:list-item>
        <text:list-item>
          <text:p text:style-name="P9">foreign key:</text:p>
          <text:list>
            <text:list-item>
              <text:p text:style-name="P23">none</text:p>
            </text:list-item>
          </text:list>
        </text:list-item>
        <text:list-item>
          <text:p text:style-name="P9">indexes:</text:p>
          <text:list>
            <text:list-item>
              <text:p text:style-name="P23">user_id</text:p>
            </text:list-item>
            <text:list-item>
              <text:p text:style-name="P23">username</text:p>
            </text:list-item>
            <text:list-item>
              <text:p text:style-name="P23">name</text:p>
            </text:list-item>
          </text:list>
        </text:list-item>
      </text:list>
      <text:p text:style-name="P11"/>
      <text:p text:style-name="P24">user_note</text:p>
      <text:list xml:id="list6382310963513080683" text:style-name="L4">
        <text:list-item>
          <text:p text:style-name="P25">primary key</text:p>
          <text:list>
            <text:list-item>
              <text:p text:style-name="P25">user_note_id</text:p>
            </text:list-item>
          </text:list>
        </text:list-item>
        <text:list-item>
          <text:p text:style-name="P25">foreign keys</text:p>
          <text:list>
            <text:list-item>
              <text:p text:style-name="P25">user_id references user_id from users</text:p>
              <text:list>
                <text:list-item>
                  <text:p text:style-name="P12"><text:span text:style-name="T6">Cascade</text:span> on delete/ update.</text:p>
                </text:list-item>
              </text:list>
            </text:list-item>
          </text:list>
        </text:list-item>
        <text:list-item>
          <text:p text:style-name="P25">Indexes</text:p>
          <text:list>
            <text:list-item>
              <text:p text:style-name="P18">primary and foreign only</text:p>
            </text:list-item>
          </text:list>
        </text:list-item>
      </text:list>
      <text:p text:style-name="P19"/>
      <text:p text:style-name="P26">authorities</text:p>
      <text:list xml:id="list5324651661707670963" text:style-name="L5">
        <text:list-item>
          <text:p text:style-name="P27">primary key</text:p>
          <text:list>
            <text:list-item>
              <text:p text:style-name="P28">none</text:p>
            </text:list-item>
          </text:list>
        </text:list-item>
        <text:list-item>
          <text:p text:style-name="P27">foreign keys</text:p>
          <text:list>
            <text:list-item>
              <text:p text:style-name="P27">username references username from users</text:p>
              <text:list>
                <text:list-item>
                  <text:p text:style-name="P13"><text:span text:style-name="T7">Restrict</text:span> on delete/ update.</text:p>
                </text:list-item>
              </text:list>
            </text:list-item>
          </text:list>
        </text:list-item>
        <text:list-item>
          <text:p text:style-name="P27">indexes</text:p>
          <text:list>
            <text:list-item>
              <text:p text:style-name="P20"><text:soft-page-break/>primary and foreign on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9:17:49.477218967</meta:creation-date>
    <dc:date>2014-10-23T11:30:04.728260303</dc:date>
    <meta:editing-duration>PT2H4M8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3" meta:paragraph-count="84" meta:word-count="267" meta:character-count="1449" meta:non-whitespace-character-count="1339"/>
  </office:meta>
</office:document-meta>
</file>